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Standard" style:font-family-generic="roman" style:font-pitch="variable" style:font-charset="x-symbol"/>
    <style:font-face style:name="Cambria" svg:font-family="Cambria, Georgia, serif"/>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justify" style:justify-single-word="false" fo:orphans="2" fo:widows="2" fo:text-indent="0cm" style:auto-text-indent="false"/>
    </style:style>
    <style:style style:name="P2" style:family="paragraph" style:parent-style-name="Standard">
      <style:paragraph-properties fo:margin-left="0cm" fo:margin-right="0cm" fo:margin-top="0cm" fo:margin-bottom="0cm" loext:contextual-spacing="false" fo:line-height="120%" fo:text-align="justify" style:justify-single-word="false" fo:text-indent="0cm" style:auto-text-indent="false" style:writing-mode="lr-tb"/>
    </style:style>
    <style:style style:name="P3" style:family="paragraph" style:parent-style-name="Standard">
      <style:paragraph-properties fo:margin-left="0cm" fo:margin-right="0cm" fo:margin-top="0cm" fo:margin-bottom="0cm" loext:contextual-spacing="false" fo:line-height="120%" fo:text-align="justify" style:justify-single-word="false" fo:text-indent="0cm" style:auto-text-indent="false" style:writing-mode="lr-tb"/>
      <style:text-properties fo:color="#000000" style:font-name="Calibri" fo:font-size="14pt" fo:letter-spacing="normal" fo:language="de" fo:country="DE" fo:font-weight="bold" style:font-size-asian="14pt" style:font-weight-asian="bold" style:text-scale="100%"/>
    </style:style>
    <style:style style:name="P4" style:family="paragraph" style:parent-style-name="Standard">
      <style:paragraph-properties fo:margin-left="0cm" fo:margin-right="0cm" fo:margin-top="0cm" fo:margin-bottom="0cm" loext:contextual-spacing="false" fo:line-height="120%" fo:text-align="justify" style:justify-single-word="false" fo:text-indent="0cm" style:auto-text-indent="false" style:writing-mode="lr-tb"/>
      <style:text-properties fo:color="#000000" style:font-name="Calibri" fo:font-size="10pt" fo:letter-spacing="normal" fo:language="de" fo:country="DE" style:font-size-asian="10pt" style:text-scale="100%"/>
    </style:style>
    <style:style style:name="P5" style:family="paragraph" style:parent-style-name="Standard" style:list-style-name="WWNum1">
      <style:paragraph-properties fo:margin-left="0.635cm" fo:margin-right="0cm" fo:margin-top="0cm" fo:margin-bottom="0cm" loext:contextual-spacing="false" fo:line-height="120%" fo:text-align="justify" style:justify-single-word="false" fo:text-indent="0cm" style:auto-text-indent="false" style:writing-mode="lr-tb"/>
    </style:style>
    <style:style style:name="P6" style:family="paragraph" style:parent-style-name="Standard" style:list-style-name="WWNum1">
      <style:paragraph-properties fo:margin-left="0.635cm" fo:margin-right="0cm" fo:margin-top="0cm" fo:margin-bottom="0cm" loext:contextual-spacing="false" fo:line-height="120%" fo:text-align="justify" style:justify-single-word="false" fo:text-indent="0cm" style:auto-text-indent="false" style:writing-mode="lr-tb"/>
      <style:text-properties officeooo:paragraph-rsid="00060ff3"/>
    </style:style>
    <style:style style:name="P7" style:family="paragraph" style:parent-style-name="Standard" style:list-style-name="WWNum1">
      <style:paragraph-properties fo:margin-left="0cm" fo:margin-right="0cm" fo:margin-top="0cm" fo:margin-bottom="0cm" loext:contextual-spacing="false" fo:line-height="120%" fo:text-align="justify" style:justify-single-word="false" fo:text-indent="0cm" style:auto-text-indent="false" style:writing-mode="lr-tb"/>
    </style:style>
    <style:style style:name="P8" style:family="paragraph" style:parent-style-name="Standard">
      <style:paragraph-properties fo:margin-left="0cm" fo:margin-right="0cm" fo:margin-top="0cm" fo:margin-bottom="0cm" loext:contextual-spacing="false" fo:line-height="120%" fo:text-align="justify" style:justify-single-word="false" fo:text-indent="0cm" style:auto-text-indent="false" style:writing-mode="lr-tb"/>
      <style:text-properties fo:color="#000000" style:font-name="Calibri" fo:font-size="14pt" fo:letter-spacing="normal" fo:language="de" fo:country="DE" fo:font-weight="bold" style:font-size-asian="14pt" style:font-weight-asian="bold" style:text-scale="100%"/>
    </style:style>
    <style:style style:name="T1" style:family="text">
      <style:text-properties fo:font-variant="normal" fo:text-transform="none" fo:color="#333333" style:font-name="Cambria" fo:font-size="15pt" fo:letter-spacing="normal" fo:font-style="normal" fo:font-weight="normal"/>
    </style:style>
    <style:style style:name="T2" style:family="text">
      <style:text-properties fo:color="#000000" style:font-name="Calibri" fo:font-size="14pt" fo:letter-spacing="normal" fo:language="de" fo:country="DE" fo:font-weight="bold" style:font-size-asian="14pt" style:font-weight-asian="bold" style:text-scale="100%"/>
    </style:style>
    <style:style style:name="T3" style:family="text">
      <style:text-properties fo:color="#000000" style:font-name="Calibri" fo:font-size="10pt" fo:letter-spacing="normal" fo:language="de" fo:country="DE" style:font-size-asian="10pt" style:text-scale="100%"/>
    </style:style>
    <style:style style:name="T4" style:family="text">
      <style:text-properties fo:color="#000000" style:font-name="Calibri" fo:font-size="10pt" fo:letter-spacing="normal" fo:language="de" fo:country="DE" fo:font-weight="bold" style:font-size-asian="10pt" style:font-weight-asian="bold" style:text-scale="100%"/>
    </style:style>
    <style:style style:name="T5" style:family="text">
      <style:text-properties fo:color="#000000" style:font-name="Calibri" fo:font-size="10pt" fo:letter-spacing="normal" fo:language="de" fo:country="DE" fo:font-style="italic" style:font-size-asian="10pt" style:font-style-asian="italic" style:text-scale="100%"/>
    </style:style>
    <style:style style:name="T6" style:family="text">
      <style:text-properties fo:language="de" fo:country="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Was ist Noise und warum ist es nützlich?</text:span></text:p>
      <text:p text:style-name="P4"/>
      <text:p text:style-name="P2"><text:span text:style-name="T3">Noise oder auf deutsch Lärm wird meistens mit dem Bereich Audio in Verbindung gebracht. Dort ist Noise ein oder mehrere ungewollte Geräusche, die als unangenehm anzuhören empfunden werden. </text:span><text:span text:style-name="T5">Warum ist es also nützlich für die Videospiele?</text:span></text:p>
      <text:p text:style-name="P2"><text:span text:style-name="T3">Um die Frage zu beantworten muss man zuerst verstehen, dass Noise mehr als nur ein ungewolltes Geräusch sein kann. Es kann in viele Bereiche unterteilt werden, in denen es unterschiedlichste Aufgaben übernehmen kann. Es gibt „Acoustic noise“, Noise in der Neurobiologie, in der Elektronik und im Radio, Noise in Computergrafik und in Mathematik um nur ein Paar zu nennen.</text:span></text:p>
      <text:p text:style-name="P2"><text:span text:style-name="T3">Behandelt werden in diesem Artikel die Bereiche der Computergrafik und Mathematik, da sie am relevantesten bei der Produktion eines Videospieles sind.</text:span></text:p>
      <text:p text:style-name="P2"><text:span text:style-name="T3">In den Beiden Fällen handelt es sich nicht um Geräusche, die wir hören können, sondern Noise bezieht sich auf zufällige Schwankungen von Daten.</text:span></text:p>
      <text:p text:style-name="P2"><text:span text:style-name="T3">Auch wenn Noise in den unterschiedlichen Bereichen, andere Formen annehmen kann verhält es sich immer gleich. Es handelt sich immer um zufällige Werte die von einander abhängig sind und durch ihre Frequenz und Amplitude modifiziert werden können.</text:span></text:p>
      <text:p text:style-name="P2"><text:span text:style-name="T3">Die Amplitude beschreibt hierbei die Intensität der zufälligen Werte, während die Frequenz die vertikale Größe der Werte beschreibt. Im Bereich der Mathematik und der Grafik wird Noise wird meistens in einem Gitter oder in einer Linie mit Zahlen formuliert. Es gibt Noisegitter in allen Dimensionen auch wenn für uns nur 3D und 2D Gitter relevant sind.</text:span></text:p>
      <text:p text:style-name="P4"/>
      <text:p text:style-name="P2"><text:span text:style-name="T3">Die zufällig generierten Werte sind in Videospielen vor allem bei der Generierung von Texturen und prozeduralen Welten, sowie als Gitter als auch als Linie sehr nützlich.</text:span></text:p>
      <text:p text:style-name="P2"><text:span text:style-name="T3">In dem bekannten Spiel Terarria ist leicht zu erkennen in welcher Weise zufällige Werte nützlich sein können. In diesem Spiel kann man sich unterschiedliche Welten generieren lassen, die alle viel gemeinsam haben. Die Anzahl der Biome, die durchschnittliche Höhe der Karte, die Größe der Höhlen, die prozentuale Anzahl an unterschiedlichen Blöcken und so weiter. Ebenso hat das Spiel viele Unterschiede: wo sich die Biome befinden, die exakte Form der Höhlen, wo sich welche Ressource befindet und noch viel mehr. Bei dem Erstellen des Spiels muss man sich im Klaren sein, welche Aspekte der Welten sich verändern und welche gleich bleiben sollen.</text:span></text:p>
      <text:p text:style-name="P2"><text:span text:style-name="T3">Bei der Generierung der Welt werden durch zufällige Werte die sich ändernden Aspekte generiert.</text:span></text:p>
      <text:p text:style-name="P2"><text:span text:style-name="T3">Simplifizieren wir das ganze und erstellen uns unterschiedliche Welten mit einer zufälligen Komponente:</text:span></text:p>
      <text:p text:style-name="P4"/>
      <text:p text:style-name="P2"><text:span text:style-name="T3">Es werden 20 Blöcke mit dem Typ Wiese generiert und auf einem der Blöcke soll der Baum stehen. Normale Wiese wird durch einen Punkt repräsentiert, während die Stelle an der der Baum steht durch ein X gekennzeichnet ist.</text:span></text:p>
      <text:p text:style-name="P1"><text:span text:style-name="T3">Alle Welten haben die Größe 20 und genau einen Baum. Aber die Position dieses Baumes wurde durch eine zufällige Zahl zwischen 0 (ganz links stehend) und 19 (ganz rechts stehend) generiert (siehe Abbildung 1).</text:span></text:p>
      <text:p text:style-name="P1"><text:span text:style-name="T2"/></text:p>
      <text:p text:style-name="P4"/>
      <text:p text:style-name="P2"><text:span text:style-name="T3">Hier ist der dazu gehörige Code in C#:</text:span></text:p>
      <text:p text:style-name="P4"/>
      <text:p text:style-name="P2"><text:span text:style-name="T3">(Abbildung 1: links: C# Code für eine simplifizierte Weltgenerierung von 5 Welten mit Zufallsvariable und rechts: Visualisierung des Ergebnisses in der Konsole)</text:span></text:p>
      <text:p text:style-name="P4"/>
      <text:p text:style-name="P2"><text:span text:style-name="T3">Totaler Zufall nicht immer das was man möchte, vor allem wenn das Spiel sehr realitätsnah sein soll. Wenn zu Beispiel der Baum auf der rechten Seite stehen soll, weil auf der linken der Boden keine Wiese ist, sondern Sand, dann kann man ganz einfach die Zufallszahl modifizieren um das gewünschte Ergebnis zu erhalten (siehe Abbildung 2):</text:span></text:p>
      <text:p text:style-name="P4"/>
      <text:p text:style-name="P2"><text:span text:style-name="T3">(Abbildung 2: C# Code mit Visualisierung der Generierung von 5 Welten mit modifizierter Zufallszahl) </text:span></text:p>
      <text:p text:style-name="P4"/>
      <text:p text:style-name="P2"><text:soft-page-break/><text:span text:style-name="T3">In dieser vereinfachten Variante der Weltgenerierung ist es noch einfach die Zufallszahlen zu modifizieren, um das gewünschte Ergebnis zu erhalten. Wenn das ganze komplexer wird und die Welten größer sind „besondere“ Modifikationen nötig. An dieser Stelle kommen Noise Funktionen ins Spiel. Mit Noise Funktionen lassen sich Welten modifizieren und realitätsnah gestalten, ohne die zufälligen Aspekte zu vernachlässigen. Obwohl wir in der Realität meistens versucht den Lärm zu entfernen, weil es ein ungewollter Effekt ist beinhalten Natürliche Systeme immer ein strukturierten Lärm, weshalb Noise sich für das generieren von Natürlichem eignet, auch wenn die Struktur hinter Mathematischem Noise vereinfachter ist als die in der Natur.</text:span></text:p>
      <text:p text:style-name="P1"><text:span text:style-name="T3">Das Gleiche Prinzip wird auch bei der Generierung von Texturen angewendet. Nur wird dort Noise für Generierung die Position, Form und Farbintensität der verschiedenen Eigenschaften in der Textur benutzt.</text:span></text:p>
      <text:p text:style-name="P1"><text:span text:style-name="T2">Arten von Noise</text:span></text:p>
      <text:p text:style-name="P3"/>
      <text:p text:style-name="P2"><text:span text:style-name="T3">Es gibt unterschiedliche Methoden Noise zu erzeugen und zu modifizieren. Die gebräuchlichsten Methoden der 1D und 2D Noisegenerierung sind folgende:</text:span></text:p>
      <text:list xml:id="list1084105486" text:style-name="WWNum1">
        <text:list-item>
          <text:p text:style-name="P5"><text:span text:style-name="T3">Man benutzt die reinen </text:span><text:span text:style-name="T4">Zufallszahlen</text:span><text:span text:style-name="T3"> als „Output“ und generiert so sein Noise</text:span></text:p>
        </text:list-item>
        <text:list-item>
          <text:p text:style-name="P5"><text:span text:style-name="T3">Die Zufallszahl wird als Parameter in der </text:span><text:span text:style-name="T4">Sinus</text:span><text:span text:style-name="T3"> oder </text:span><text:span text:style-name="T4">Cosinus</text:span><text:span text:style-name="T3"> Kurve, welche als „Output“ gelten benutzt</text:span></text:p>
        </text:list-item>
        <text:list-item>
          <text:p text:style-name="P5"><text:span text:style-name="T3">Man benutzt die Zufallszahl als Parameter von </text:span><text:span text:style-name="T4">Steigungen</text:span><text:span text:style-name="T3">, die als „Output“ verwendet werden</text:span></text:p>
        </text:list-item>
      </text:list>
      <text:p text:style-name="P2"><text:span text:style-name="T3">Die dritte Methode wird zum Beispiel beim Perlin Noise angewandt.</text:span></text:p>
      <text:p text:style-name="P2"><text:span text:style-name="T3">Die am meisten verwendeten Methoden Noise Funktionen zu modifizieren sind:</text:span></text:p>
      <text:list xml:id="list34114739522028" text:continue-numbering="true" text:style-name="WWNum1">
        <text:list-item>
          <text:p text:style-name="P6"><text:span text:style-name="T3">Die Werte der Noise Funktion nach ausgewählten Kriterien </text:span><text:span text:style-name="T4">Filtern</text:span></text:p>
        </text:list-item>
        <text:list-item>
          <text:p text:style-name="P6"><text:span text:style-name="T4">Mehrere Noise Funktionen</text:span><text:span text:style-name="T3"> übereinander legen. Meistens in gewichteter Summe, damit man Kontrolle darüber hat welche Noise Funktion das Ergebnis am Meisten prägt</text:span></text:p>
        </text:list-item>
        <text:list-item>
          <text:p text:style-name="P5"><text:span text:style-name="T3">Zwischen den Werten der Noise Funktion </text:span><text:span text:style-name="T4">interpolieren</text:span><text:span text:style-name="T3"> um glattere Werte zu erhalten</text:span></text:p>
          <text:p text:style-name="P7"><text:span text:style-name="T3">Es gibt viele Möglichkeiten Noise zu generieren und es ist nicht wichtig auf welche Weise man sich sein Endergebnis zusammenstellt.</text:span></text:p>
        </text:list-item>
      </text:list>
      <text:p text:style-name="P3"/>
      <text:list xml:id="list34116396639939" text:continue-numbering="true" text:style-name="WWNum1">
        <text:list-header>
          <text:p text:style-name="P7"><text:span text:style-name="T2">Unterschiedliche Frequenzen</text:span></text:p>
        </text:list-header>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Standard" style:font-family-generic="roman" style:font-pitch="variable" style:font-charset="x-symbol"/>
    <style:font-face style:name="Cambria" svg:font-family="Cambria, Georgia, serif"/>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499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prefix="·" text:bullet-char="·">
        <style:list-level-properties text:list-level-position-and-space-mode="label-alignment">
          <style:list-level-label-alignment text:label-followed-by="listtab"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1T18:09:26.466000000</meta:creation-date>
    <dc:date>2018-06-22T03:41:14.497000000</dc:date>
    <meta:editing-duration>PT9H21M38S</meta:editing-duration>
    <meta:editing-cycles>1</meta:editing-cycles>
    <meta:document-statistic meta:table-count="0" meta:image-count="0" meta:object-count="0" meta:page-count="2" meta:paragraph-count="31" meta:word-count="856" meta:character-count="5599" meta:non-whitespace-character-count="4781"/>
    <meta:generator>LibreOffice/5.4.6.2$Windows_X86_64 LibreOffice_project/4014ce260a04f1026ba855d3b8d91541c224eab8</meta:generator>
  </office:meta>
</office:document-meta>
</file>